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5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11.354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1.117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2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icrosoft YaHei1" style:font-size-asian="6.80000019073486pt" style:language-asian="none" style:country-asian="none" style:font-style-asian="normal" style:font-weight-asian="normal" style:font-name-complex="Verdana" style:font-size-complex="2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Verdan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d8ce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ackground-color="#ffd8ce" fo:border-left="0.06pt solid #000000" fo:border-right="none" fo:border-top="0.06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d8ce" fo:border-left="0.06pt solid #000000" fo:border-right="none" fo:border-top="none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ackground-color="#ffd8c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fo:border-bottom="0.06pt solid #000000" fo:background-color="#ffd8ce" fo:border-left="0.06pt solid #000000" fo:border-right="none" fo:border-top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0.74pt solid #000000" fo:border-right="none" fo:border-top="non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fo:border="non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wrap-option="wrap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ffd8ce" fo:wrap-option="wrap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ffd8ce" fo:wrap-option="wrap" fo:border-left="none" fo:border-right="none" fo:border-top="0.06pt solid #000000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06pt solid #000000" fo:background-color="#ffd8ce" fo:wrap-option="wrap" fo:border-left="none" fo:border-right="none" fo:border-top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74pt solid #000000" fo:wrap-option="wrap" fo:border-left="none" fo:border-right="none" fo:border-top="non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d8ce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none" fo:background-color="#ffd8ce" fo:border-left="none" fo:border-right="0.06pt solid #000000" fo:border-top="0.06pt solid #000000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ackground-color="#ffd8ce" fo:border-left="none" fo:border-right="0.06pt solid #000000" fo:border-top="none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ffd8ce" fo:border-left="none" fo:border-right="0.06pt solid #000000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4" office:value-type="string" calcext:value-type="string">
            <text:p>ANALISI METELICENZ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Stato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 office:value-type="string" calcext:value-type="string">
            <text:p>Connessione ai due db</text:p>
          </table:table-cell>
          <table:table-cell table:style-name="ce3" office:value-type="string" calcext:value-type="string">
            <text:p>OK</text:p>
          </table:table-cell>
          <table:table-cell table:style-name="ce3" table:number-columns-repeated="5"/>
          <table:table-cell table:number-columns-repeated="1017"/>
        </table:table-row>
        <table:table-row table:style-name="ro3" table:number-rows-repeated="307">
          <table:table-cell table:style-name="ce3" table:number-columns-repeated="7"/>
          <table:table-cell table:number-columns-repeated="1017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1">
        <table:table-column table:style-name="co3" table:default-cell-style-name="ce8"/>
        <table:table-column table:style-name="co4" table:default-cell-style-name="ce44"/>
        <table:table-column table:style-name="co5" table:default-cell-style-name="ce8"/>
        <table:table-column table:style-name="co2" table:number-columns-repeated="1021" table:default-cell-style-name="ce8"/>
        <table:table-row table:style-name="ro2">
          <table:table-cell table:style-name="ce7" office:value-type="string" calcext:value-type="string">
            <text:p>Tabella</text:p>
          </table:table-cell>
          <table:table-cell table:style-name="ce16" office:value-type="string" calcext:value-type="string">
            <text:p>Gestione e appunti</text:p>
          </table:table-cell>
          <table:table-cell table:style-name="ce7" office:value-type="string" calcext:value-type="string">
            <text:p>Nome tabella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Utenti</text:p>
          </table:table-cell>
          <table:table-cell office:value-type="string" calcext:value-type="string">
            <text:p>Gestite da Shield importata con script?</text:p>
          </table:table-cell>
          <table:table-cell office:value-type="string" calcext:value-type="string">
            <text:p>users/tyu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ienti </text:p>
          </table:table-cell>
          <table:table-cell office:value-type="string" calcext:value-type="string">
            <text:p>Tbana (letta esternamente secondo db) no scrittura, solo lettura</text:p>
          </table:table-cell>
          <table:table-cell office:value-type="string" calcext:value-type="string">
            <text:p>tban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cenze</text:p>
          </table:table-cell>
          <table:table-cell office:value-type="string" calcext:value-type="string">
            <text:p>Elenco delle licenze (visibili con index?) ogni cliente può avere più licenze</text:p>
          </table:table-cell>
          <table:table-cell office:value-type="string" calcext:value-type="string">
            <text:p>licen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der</text:p>
          </table:table-cell>
          <table:table-cell office:value-type="string" calcext:value-type="string">
            <text:p>Provider di servizi in licenza una licenza DEVE avere un solo provider</text:p>
          </table:table-cell>
          <table:table-cell office:value-type="string" calcext:value-type="string">
            <text:p>provid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ggiornamenti</text:p>
          </table:table-cell>
          <table:table-cell office:value-type="string" calcext:value-type="string">
            <text:p>Elenco aggiornamenti: ogni aggiornamento è associato ad una sola licenza</text:p>
          </table:table-cell>
          <table:table-cell office:value-type="string" calcext:value-type="string">
            <text:p>aggiornament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ersioni</text:p>
          </table:table-cell>
          <table:table-cell office:value-type="string" calcext:value-type="string">
            <text:p>Versioni dei software: ogni licenza può avere più aggiornamenti che però sono associati ad una SOLA versione</text:p>
          </table:table-cell>
          <table:table-cell office:value-type="string" calcext:value-type="string">
            <text:p>version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ipi licenze</text:p>
          </table:table-cell>
          <table:table-cell office:value-type="string" calcext:value-type="string">
            <text:p>Tipologie di licenze (sigla, varhub, sknt) ogni licenza può avere UN SOLO tipo, ma un tipo può avere più licenze</text:p>
          </table:table-cell>
          <table:table-cell office:value-type="string" calcext:value-type="string">
            <text:p>tplicenze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Licenze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llegamento alla chiave primaria del <text:s/>cliente del dabase esterno (connessione secondaria)</text:p>
          </table:table-cell>
          <table:table-cell table:style-name="ce54" office:value-type="string" calcext:value-type="string">
            <text:p>ID estern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licenza</text:p>
          </table:table-cell>
          <table:table-cell table:style-name="ce54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figlio_sn</text:p>
          </table:table-cell>
          <table:table-cell office:value-type="string" calcext:value-type="string">
            <text:p>se licenza figlio (ossia che si collega alla licenza di un altro cliente)</text:p>
          </table:table-cell>
          <table:table-cell table:style-name="ce54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adre_lic_id</text:p>
          </table:table-cell>
          <table:table-cell office:value-type="string" calcext:value-type="string">
            <text:p>licenza di collegamento del padre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natura </text:p>
          </table:table-cell>
          <table:table-cell office:value-type="string" calcext:value-type="string">
            <text:p>natura della licenza che identifica se start, ultimate, cloud o tipologia unica</text:p>
          </table:table-cell>
          <table:table-cell table:style-name="ce54" office:value-type="string" calcext:value-type="string">
            <text:p>Char 2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3" table:number-rows-spanned="1">
            <text:p>da valutare se poi tabella a se stante o meno, ora gestito come inizialmente, tipo S Start, U Ultimate, C Cloud, null tipologia unica</text:p>
          </table:table-cell>
          <table:covered-table-cell/>
          <table:covered-table-cell table:style-name="ce54"/>
          <table:table-cell table:number-columns-repeated="1021"/>
        </table:table-row>
        <table:table-row table:style-name="ro2">
          <table:table-cell table:style-name="ce10" office:value-type="string" calcext:value-type="string">
            <text:p>postazioni</text:p>
          </table:table-cell>
          <table:table-cell office:value-type="string" calcext:value-type="string">
            <text:p>postazioni in licenza</text:p>
          </table:table-cell>
          <table:table-cell table:style-name="ce54" office:value-type="string" calcext:value-type="string">
            <text:p>intero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relative alla licenza</text:p>
          </table:table-cell>
          <table:table-cell table:style-name="ce54" office:value-type="string" calcext:value-type="string">
            <text:p>Varchar 10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plicenze_id</text:p>
          </table:table-cell>
          <table:table-cell office:value-type="string" calcext:value-type="string">
            <text:p>collegamento al tipo licenze chiave esterna</text:p>
          </table:table-cell>
          <table:table-cell table:style-name="ce54" office:value-type="string" calcext:value-type="string">
            <text:p>ID not null</text:p>
          </table:table-cell>
          <table:table-cell table:number-columns-repeated="1021"/>
        </table:table-row>
        <table:table-row table:style-name="ro2">
          <table:table-cell table:style-name="ce10"/>
          <table:table-cell/>
          <table:table-cell table:style-name="ce25" office:value-type="string" calcext:value-type="string">
            <text:p>ma x ora sì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stato licenza, attivo o non attivo (cancellazione logica)</text:p>
          </table:table-cell>
          <table:table-cell table:style-name="ce25"/>
          <table:table-cell table:number-columns-repeated="1021"/>
        </table:table-row>
        <table:table-row table:style-name="ro5">
          <table:table-cell table:style-name="ce10" office:value-type="string" calcext:value-type="string">
            <text:p>esistenza_cliente</text:p>
          </table:table-cell>
          <table:table-cell table:style-name="ce19" office:value-type="string" calcext:value-type="string">
            <text:p>campo per verificare che il cliente esista ancora o meno sul db esterno, per poter dividere le licenze non più attive da quelle orfane di cliente su cui agire manualmente</text:p>
          </table:table-cell>
          <table:table-cell table:style-name="ce54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Provider</text:p>
          </table:table-cell>
          <table:table-cell table:style-name="ce48"/>
          <table:table-cell table:style-name="ce57"/>
          <table:table-cell table:number-columns-repeated="1021"/>
        </table:table-row>
        <table:table-row table:style-name="ro2">
          <table:table-cell table:style-name="ce36"/>
          <table:table-cell table:style-name="ce49"/>
          <table:table-cell table:style-name="ce58"/>
          <table:table-cell table:number-columns-repeated="1021"/>
        </table:table-row>
        <table:table-row table:style-name="ro2">
          <table:table-cell table:style-name="ce37" office:value-type="string" calcext:value-type="string">
            <text:p>id</text:p>
          </table:table-cell>
          <table:table-cell table:style-name="ce48" office:value-type="string" calcext:value-type="string">
            <text:p>chiave primaria not null autoincreme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odice</text:p>
          </table:table-cell>
          <table:table-cell table:style-name="ce48" office:value-type="string" calcext:value-type="string">
            <text:p>codice fornitore</text:p>
          </table:table-cell>
          <table:table-cell table:style-name="ce59" office:value-type="string" calcext:value-type="string">
            <text:p>Varchar 50</text:p>
          </table:table-cell>
          <table:table-cell table:style-name="ce7" office:value-type="string" calcext:value-type="string">
            <text:p>SOSTITUITA CON FORNITORI, INSERITI A MANO, PROPRIO PERCHE’ SARANNO POCHISSIMI</text:p>
          </table:table-cell>
          <table:table-cell table:number-columns-repeated="1020"/>
        </table:table-row>
        <table:table-row table:style-name="ro4">
          <table:table-cell table:style-name="ce37" office:value-type="string" calcext:value-type="string">
            <text:p>id_ext</text:p>
          </table:table-cell>
          <table:table-cell table:style-name="ce48" office:value-type="string" calcext:value-type="string">
            <text:p>collegamento alla chiave primaria del <text:s/>fornitore del database esterno (connessione secondaria)</text:p>
          </table:table-cell>
          <table:table-cell table:style-name="ce59" office:value-type="string" calcext:value-type="string">
            <text:p>ID esterno</text:p>
          </table:table-cell>
          <table:table-cell table:number-columns-repeated="1021"/>
        </table:table-row>
        <table:table-row table:style-name="ro4">
          <table:table-cell table:style-name="ce38" office:value-type="string" calcext:value-type="string" table:number-columns-spanned="3" table:number-rows-spanned="1">
            <text:p>altri dati dopo (oppure lettura tipo clienti ma sui fornitori) inutile al momento dato che saranno l’1% se va bene</text:p>
          </table:table-cell>
          <table:covered-table-cell table:style-name="ce48"/>
          <table:covered-table-cell table:style-name="ce59"/>
          <table:table-cell table:number-columns-repeated="1021"/>
        </table:table-row>
        <table:table-row table:style-name="ro2">
          <table:table-cell table:style-name="ce39"/>
          <table:table-cell table:style-name="ce50"/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Aggiornam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licenze_id</text:p>
          </table:table-cell>
          <table:table-cell office:value-type="string" calcext:value-type="string">
            <text:p>Collegamento alla licenza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versioni_id</text:p>
          </table:table-cell>
          <table:table-cell office:value-type="string" calcext:value-type="string">
            <text:p>collegamento alla versione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 office:value-type="string" calcext:value-type="string">
            <text:p>note sull’aggiornamento</text:p>
          </table:table-cell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t_agg</text:p>
          </table:table-cell>
          <table:table-cell office:value-type="string" calcext:value-type="string">
            <text:p>data esecuzione aggiornamento</text:p>
          </table:table-cell>
          <table:table-cell table:style-name="ce54" office:value-type="string" calcext:value-type="string">
            <text:p>date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stato</text:p>
          </table:table-cell>
          <table:table-cell office:value-type="string" calcext:value-type="string">
            <text:p>lo metto, ma di fatto non serve, se una licenza è stata aggiornata o è un errore e deve poter essere modificabile oppure è sempre a true</text:p>
          </table:table-cell>
          <table:table-cell table:style-name="ce54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Versioni</text:p>
          </table:table-cell>
          <table:table-cell table:number-columns-repeated="1023"/>
        </table:table-row>
        <table:table-row table:style-name="ro2">
          <table:table-cell table:style-name="ce13"/>
          <table:table-cell table:style-name="ce21"/>
          <table:table-cell table:style-name="ce27"/>
          <table:table-cell table:number-columns-repeated="1021"/>
        </table:table-row>
        <table:table-row table:style-name="ro2">
          <table:table-cell table:style-name="ce14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codice</text:p>
          </table:table-cell>
          <table:table-cell office:value-type="string" calcext:value-type="string">
            <text:p>codice versione</text:p>
          </table:table-cell>
          <table:table-cell table:style-name="ce28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release</text:p>
          </table:table-cell>
          <table:table-cell office:value-type="string" calcext:value-type="string">
            <text:p>release db di versione</text:p>
          </table:table-cell>
          <table:table-cell table:style-name="ce28" office:value-type="string" calcext:value-type="string">
            <text:p>Varchar 10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note</text:p>
          </table:table-cell>
          <table:table-cell table:style-name="ce19" office:value-type="string" calcext:value-type="string">
            <text:p>note di versione</text:p>
          </table:table-cell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dt_rilascio</text:p>
          </table:table-cell>
          <table:table-cell table:style-name="ce19" office:value-type="string" calcext:value-type="string">
            <text:p>data di rilascio versione</text:p>
          </table:table-cell>
          <table:table-cell table:style-name="ce28"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style-name="ce14" office:value-type="string" calcext:value-type="string">
            <text:p>stato</text:p>
          </table:table-cell>
          <table:table-cell table:style-name="ce19" office:value-type="string" calcext:value-type="string">
            <text:p>se versione dismessa o meno</text:p>
          </table:table-cell>
          <table:table-cell table:style-name="ce28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5"/>
          <table:table-cell table:style-name="ce22"/>
          <table:table-cell table:style-name="ce29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" office:value-type="string" calcext:value-type="string">
            <text:p>Tipi licenze</text:p>
          </table:table-cell>
          <table:table-cell office:value-type="string" calcext:value-type="string">
            <text:p>chiave esterna di licenze, restict on delete licenze</text:p>
          </table:table-cell>
          <table:table-cell table:number-columns-repeated="1022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nome del tipo di licenza</text:p>
          </table:table-cell>
          <table:table-cell table:style-name="ce54" office:value-type="string" calcext:value-type="string">
            <text:p>Varchar 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descrizione</text:p>
          </table:table-cell>
          <table:table-cell office:value-type="string" calcext:value-type="string">
            <text:p>descrizione del servizio offerto</text:p>
          </table:table-cell>
          <table:table-cell table:style-name="ce54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der_id</text:p>
          </table:table-cell>
          <table:table-cell office:value-type="string" calcext:value-type="string">
            <text:p>fornitore del servizio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stato</text:p>
          </table:table-cell>
          <table:table-cell table:style-name="ce8" office:value-type="string" calcext:value-type="string">
            <text:p>se tipo dismesso o meno</text:p>
          </table:table-cell>
          <table:table-cell table:style-name="ce54" office:value-type="string" calcext:value-type="string">
            <text:p>Boolean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20"/>
          <table:table-cell table:style-name="ce2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Client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Cliente (se interno = a ID?)</text:p>
          </table:table-cell>
          <table:table-cell table:style-name="ce54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ragione sociale</text:p>
          </table:table-cell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iva</text:p>
          </table:table-cell>
          <table:table-cell office:value-type="string" calcext:value-type="string">
            <text:p>partita iva</text:p>
          </table:table-cell>
          <table:table-cell table:style-name="ce54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dirizzo</text:p>
          </table:table-cell>
          <table:table-cell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itta</text:p>
          </table:table-cell>
          <table:table-cell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ap</text:p>
          </table:table-cell>
          <table:table-cell/>
          <table:table-cell table:style-name="ce54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cina</text:p>
          </table:table-cell>
          <table:table-cell table:style-name="ce19"/>
          <table:table-cell table:style-name="ce54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elefono</text:p>
          </table:table-cell>
          <table:table-cell table:style-name="ce19"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mail</text:p>
          </table:table-cell>
          <table:table-cell table:style-name="ce19"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ntatti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d_ext</text:p>
          </table:table-cell>
          <table:table-cell office:value-type="string" calcext:value-type="string">
            <text:p>Codice di collegamento al db esterno se presente, se no null</text:p>
          </table:table-cell>
          <table:table-cell table:style-name="ce28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dt_import</text:p>
          </table:table-cell>
          <table:table-cell table:style-name="ce20" office:value-type="string" calcext:value-type="string">
            <text:p>Data ultima importazione</text:p>
          </table:table-cell>
          <table:table-cell table:style-name="ce26" office:value-type="string" calcext:value-type="string">
            <text:p>date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Fornitori</text:p>
          </table:table-cell>
          <table:table-cell table:number-columns-repeated="1023"/>
        </table:table-row>
        <table:table-row table:style-name="ro2">
          <table:table-cell table:style-name="ce9"/>
          <table:table-cell table:style-name="ce18"/>
          <table:table-cell table:style-name="ce23"/>
          <table:table-cell table:number-columns-repeated="1021"/>
        </table:table-row>
        <table:table-row table:style-name="ro2">
          <table:table-cell table:style-name="ce10" office:value-type="string" calcext:value-type="string">
            <text:p>id</text:p>
          </table:table-cell>
          <table:table-cell office:value-type="string" calcext:value-type="string">
            <text:p>chiave primaria not null autoincrement</text:p>
          </table:table-cell>
          <table:table-cell table:style-name="ce54" office:value-type="string" calcext:value-type="string">
            <text:p>ID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dice</text:p>
          </table:table-cell>
          <table:table-cell office:value-type="string" calcext:value-type="string">
            <text:p>codice fornitore creato con IN come i clienti interni</text:p>
          </table:table-cell>
          <table:table-cell table:style-name="ce54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me</text:p>
          </table:table-cell>
          <table:table-cell office:value-type="string" calcext:value-type="string">
            <text:p>ragione sociale</text:p>
          </table:table-cell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iva</text:p>
          </table:table-cell>
          <table:table-cell office:value-type="string" calcext:value-type="string">
            <text:p>partita iva</text:p>
          </table:table-cell>
          <table:table-cell table:style-name="ce54" office:value-type="string" calcext:value-type="string">
            <text:p>Varchar 1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indirizzo</text:p>
          </table:table-cell>
          <table:table-cell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itta</text:p>
          </table:table-cell>
          <table:table-cell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ap</text:p>
          </table:table-cell>
          <table:table-cell/>
          <table:table-cell table:style-name="ce54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provicina</text:p>
          </table:table-cell>
          <table:table-cell table:style-name="ce19"/>
          <table:table-cell table:style-name="ce54" office:value-type="string" calcext:value-type="string">
            <text:p>varchar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telefono</text:p>
          </table:table-cell>
          <table:table-cell table:style-name="ce19"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email</text:p>
          </table:table-cell>
          <table:table-cell table:style-name="ce19"/>
          <table:table-cell table:style-name="ce54" office:value-type="string" calcext:value-type="string">
            <text:p>varchar50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note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0" office:value-type="string" calcext:value-type="string">
            <text:p>contatti</text:p>
          </table:table-cell>
          <table:table-cell/>
          <table:table-cell table:style-name="ce28" office:value-type="string" calcext:value-type="string">
            <text:p>Varchar 255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dt_import</text:p>
          </table:table-cell>
          <table:table-cell table:style-name="ce20" office:value-type="string" calcext:value-type="string">
            <text:p>Data ultima importazione</text:p>
          </table:table-cell>
          <table:table-cell table:style-name="ce26" office:value-type="string" calcext:value-type="string">
            <text:p>date</text:p>
          </table:table-cell>
          <table:table-cell table:number-columns-repeated="102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turissime implementazioni" table:style-name="ta1">
        <table:table-column table:style-name="co6" table:number-columns-repeated="1024" table:default-cell-style-name="ce31"/>
        <table:table-row table:style-name="ro2">
          <table:table-cell table:style-name="ce30" office:value-type="string" calcext:value-type="string">
            <text:p>Licenza software</text:p>
          </table:table-cell>
          <table:table-cell table:number-columns-repeated="1023"/>
        </table:table-row>
        <table:table-row table:style-name="ro2">
          <table:table-cell table:style-name="ce30"/>
          <table:table-cell table:number-columns-repeated="1023"/>
        </table:table-row>
        <table:table-row table:style-name="ro4">
          <table:table-cell office:value-type="string" calcext:value-type="string">
            <text:p>poi altra cosa da inserire sarebbe eventualmente un controllo di licenza valida.. ma sono tutte idee che vengono e scrivo, poi le vedremo a progetto finito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>
            <text:p>Configurazioni app e utenti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i "settings" possono essere UTILISSIMI infatti... puoi fare una configurazione personalizzata "per l'applicazione" ma anche per i singoli utenti... per es. nella ormai famigerata tabella tyute o come minchia si chiama ci sono miliardi di campi configurativi che TRANQUILLAMENTE potrebbero essere salvati nei settings per il singolo utente, se necessario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sks.A3:Tasks.B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07:33:03.8618995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Daniela Cali'</meta:initial-creator>
    <meta:creation-date>2025-08-13T09:01:34.414000000</meta:creation-date>
    <dc:date>2026-02-11T07:50:56.927071500</dc:date>
    <meta:editing-duration>PT1H34M15S</meta:editing-duration>
    <meta:editing-cycles>23</meta:editing-cycles>
    <meta:generator>LibreOffice/25.8.3.2$Windows_X86_64 LibreOffice_project/8ca8d55c161d602844f5428fa4b58097424e324e</meta:generator>
    <meta:printed-by>Daniela Cali'</meta:printed-by>
    <meta:print-date>2025-08-13T12:56:04.193000000</meta:print-date>
    <meta:document-statistic meta:table-count="3" meta:cell-count="203" meta:object-count="0"/>
  </office:meta>
</office:document-meta>
</file>